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26cm" fo:margin-left="-0.026cm" fo:margin-right="0cm" table:align="margins"/>
    </style:style>
    <style:style style:name="Tabla1.A" style:family="table-column">
      <style:table-column-properties style:column-width="1.69cm" style:rel-column-width="4304*"/>
    </style:style>
    <style:style style:name="Tabla1.B" style:family="table-column">
      <style:table-column-properties style:column-width="8.915cm" style:rel-column-width="22709*"/>
    </style:style>
    <style:style style:name="Tabla1.C" style:family="table-column">
      <style:table-column-properties style:column-width="2.665cm" style:rel-column-width="6789*"/>
    </style:style>
    <style:style style:name="Tabla1.D" style:family="table-column">
      <style:table-column-properties style:column-width="2.646cm" style:rel-column-width="6739*"/>
    </style:style>
    <style:style style:name="Tabla1.E" style:family="table-column">
      <style:table-column-properties style:column-width="2.443cm" style:rel-column-width="6223*"/>
    </style:style>
    <style:style style:name="Tabla1.F" style:family="table-column">
      <style:table-column-properties style:column-width="2.462cm" style:rel-column-width="6272*"/>
    </style:style>
    <style:style style:name="Tabla1.G" style:family="table-column">
      <style:table-column-properties style:column-width="2.503cm" style:rel-column-width="6376*"/>
    </style:style>
    <style:style style:name="Tabla1.H" style:family="table-column">
      <style:table-column-properties style:column-width="2.404cm" style:rel-column-width="612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 style:data-style-name="N11">
      <style:table-cell-properties fo:padding="0.097cm" fo:border-left="0.002cm solid #000000" fo:border-right="none" fo:border-top="0.002cm solid #000000" fo:border-bottom="0.002cm solid #000000"/>
    </style:style>
    <style:style style:name="Tabla1.H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reció grupal sprint 1 (DI)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percentage" office:value="1">
            <text:p text:style-name="Table_20_Contents">100,00%</text:p>
          </table:table-cell>
          <table:table-cell table:style-name="Tabla1.C1" office:value-type="percentage" office:value="0.75">
            <text:p text:style-name="Table_20_Contents">75,00%</text:p>
          </table:table-cell>
          <table:table-cell table:style-name="Tabla1.C1" office:value-type="percentage" office:value="0.5">
            <text:p text:style-name="Table_20_Contents">50,00%</text:p>
          </table:table-cell>
          <table:table-cell table:style-name="Tabla1.C1" office:value-type="percentage" office:value="0.25">
            <text:p text:style-name="Table_20_Contents">25,00%</text:p>
          </table:table-cell>
          <table:table-cell table:style-name="Tabla1.C1" office:value-type="percentage" office:value="0">
            <text:p text:style-name="Table_20_Contents">0,00%</text:p>
          </table:table-cell>
          <table:table-cell table:style-name="Tabla1.H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mpre</text:p>
          </table:table-cell>
          <table:table-cell table:style-name="Tabla1.A2" office:value-type="string">
            <text:p text:style-name="Table_20_Contents">Quasi sempre</text:p>
          </table:table-cell>
          <table:table-cell table:style-name="Tabla1.A2" office:value-type="string">
            <text:p text:style-name="Table_20_Contents">En la meitat dels casos</text:p>
          </table:table-cell>
          <table:table-cell table:style-name="Tabla1.A2" office:value-type="string">
            <text:p text:style-name="Table_20_Contents">En algún cas</text:p>
          </table:table-cell>
          <table:table-cell table:style-name="Tabla1.A2" office:value-type="string">
            <text:p text:style-name="Table_20_Contents">Mai</text:p>
          </table:table-cell>
          <table:table-cell table:style-name="Tabla1.H2" office:value-type="string">
            <text:p text:style-name="Table_20_Contents">Nota Ítem</text:p>
          </table:table-cell>
        </table:table-row>
        <table:table-row>
          <table:table-cell table:style-name="Tabla1.A3" office:value-type="percentage" office:value="0.05">
            <text:p text:style-name="Table_20_Contents">5,00%</text:p>
          </table:table-cell>
          <table:table-cell table:style-name="Tabla1.A2" office:value-type="string">
            <text:p text:style-name="Table_20_Contents">S'ha creat el contenidor principal de l'aplicació d'escriptori i té un aspecte agradable i intuitiu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05">
            <text:p text:style-name="Table_20_Contents">5,00%</text:p>
          </table:table-cell>
          <table:table-cell table:style-name="Tabla1.A2" office:value-type="string">
            <text:p text:style-name="Table_20_Contents">L’aplicació té tots el formularis que s'han acordat implementar durant el sprint 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Els formularis presenten un disseny agradable, simple i intuitiu, usant tipus de controls adequats al tipus de dades que contene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Els controls dels formularis presenten una alineació adequada i la grandària d'estos és bon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No s'aprecien faltes ortogràfiqu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Les tipologies de lletres usats als formularis i/o aplicació són homogèni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La navegació dins de l'aplicació està ben aconsegui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">
            <text:p text:style-name="Table_20_Contents">10,00%</text:p>
          </table:table-cell>
          <table:table-cell table:style-name="Tabla1.A2" office:value-type="string">
            <text:p text:style-name="Table_20_Contents">S'han modificat propietats dels controls per a acotar dades o altres coses. I, a més, s'ha canviat el nom dels controls del formulari per a identificar-los millor.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5">
            <text:p text:style-name="Table_20_Contents">15,00%</text:p>
          </table:table-cell>
          <table:table-cell table:style-name="Tabla1.A2" office:value-type="string">
            <text:p text:style-name="Table_20_Contents">S'han usat esdeveniment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3" office:value-type="percentage" office:value="0.15">
            <text:p text:style-name="Table_20_Contents">15,00%</text:p>
          </table:table-cell>
          <table:table-cell table:style-name="Tabla1.A2" office:value-type="string">
            <text:p text:style-name="Table_20_Contents">El programa presenta modularitat per als distints elements emprats. </text:p>
            <text:p text:style-name="Table_20_Contents">S'utilitza una nomenclatura dels elements del codi acordada.</text:p>
            <text:p text:style-name="Table_20_Contents">Es comenten les distintes parts del codi.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ext:soft-page-break/>
        <table:table-row>
          <table:table-cell table:style-name="Tabla1.H2" table:number-columns-spanned="8" office:value-type="string">
            <text:p text:style-name="P1">OBSERVACIONS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09:55:11.143000000</meta:creation-date>
    <dc:date>2025-10-25T09:59:11.44</dc:date>
    <meta:editing-duration>PT55M37S</meta:editing-duration>
    <meta:editing-cycles>7</meta:editing-cycles>
    <meta:generator>OpenOffice/4.1.15$Win32 OpenOffice.org_project/4115m2$Build-9813</meta:generator>
    <meta:document-statistic meta:table-count="1" meta:image-count="0" meta:object-count="0" meta:page-count="2" meta:paragraph-count="35" meta:word-count="174" meta:character-count="1114"/>
  </office:meta>
</office:document-meta>
</file>